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STGRESQL DATA TYPES</text:p>
      <text:p text:style-name="Standard"/>
      <text:p text:style-name="Standard">bigint<text:tab/><text:tab/>: entero signed 8-byte y es representado como un int8</text:p>
      <text:p text:style-name="Standard">bigserial<text:tab/>: entero 8-byte de auto incremento y se representa como serial8</text:p>
      <text:p text:style-name="Standard">bit[(n)]<text:tab/>: Es un bit string de longitud fija y se representa como bit</text:p>
      <text:p text:style-name="Standard">bit varying[(n)]: Es un bit string de longitud fija y se representa como varbit</text:p>
      <text:p text:style-name="Standard">boolean<text:tab/><text:tab/>: Expresion logic booleana tiene los valores true y false, y se representa como bool</text:p>
      <text:p text:style-name="Standard">box<text:tab/><text:tab/>: es una caja rectangular o plana y se representa como box</text:p>
      <text:p text:style-name="Standard">bytea<text:tab/><text:tab/>: es un binary data stored en la forma de arreglo de byte y se representa como bytea</text:p>
      <text:p text:style-name="Standard">character[(n)]<text:tab/>: Es una cadena de caracteres fijos y se representa como char[(n)] donde n representa la longitud de la cadena.</text:p>
      <text:p text:style-name="Standard">cdir<text:tab/><text:tab/>: Usado para almacenar direcciones de red IPv4 y IPv6 y se representa como cdir</text:p>
      <text:p text:style-name="Standard">circle<text:tab/><text:tab/>: Este es un circulo o un plano y se representa como circle</text:p>
      <text:p text:style-name="Standard">date<text:tab/><text:tab/>: representa una fecha calendario, la cual incluye año, mes, dia</text:p>
      <text:p text:style-name="Standard">double Precision: Numero de punto flotante de 8 bytes, y se representa como float8</text:p>
      <text:p text:style-name="Standard">inet<text:tab/><text:tab/>: Permmite almacenar direcciones host IPv4, IPv6. La diferencia con cdir es que inet acepta valores con nonzero bits de la mascara de red</text:p>
      <text:p text:style-name="Standard"><text:tab/><text:tab/> <text:s/>donde cdir no lo hace</text:p>
      <text:p text:style-name="Standard">integer<text:tab/><text:tab/>: Es un entero firmado de 4 bytes y se representa como int y int4</text:p>
      <text:p text:style-name="Standard">interval[fields][(p)]: es usado para representar un time span</text:p>
      <text:p text:style-name="Standard">json<text:tab/><text:tab/>: usado para almacenar datos textual JSON. Como datos pueden ser almacenados como texto, pero el tipo de datos JSON tienen la ventaja de forzar</text:p>
      <text:p text:style-name="Standard"><text:tab/><text:tab/> <text:s/>que cada valor almacenado es validado acorde a las reglas de JSON. </text:p>
      <text:p text:style-name="Standard">jsonb<text:tab/><text:tab/>: es usado para almacenar data binary JSON</text:p>
      <text:p text:style-name="Standard">line<text:tab/><text:tab/>: es usado para representar una linea infinita en un plano</text:p>
      <text:p text:style-name="Standard">lseg<text:tab/><text:tab/>: es usado para almacenar datos de un line segment en un plano</text:p>
      <text:p text:style-name="Standard">macaddr<text:tab/><text:tab/>: es usado para almacenar direcciones MAC</text:p>
      <text:p text:style-name="Standard">money<text:tab/><text:tab/>: tipo de dato que almacena montos monetarios. Representado por el decimal[(p,s)]. el parametro s es usado para representar la escala. La escala</text:p>
      <text:p text:style-name="Standard"><text:tab/><text:tab/> <text:s/>de un numero es el conteo de digitos decimales en la parte fraccionaria, a la derecha del punto decimal. El parametro p es usado para </text:p>
      <text:p text:style-name="Standard"><text:s/><text:tab/><text:tab/> <text:s/>representar precision. La precision de un numero es el conteo total de los digitos en todo el <text:s/>numero, eso es, el numero de digitos en ambos</text:p>
      <text:p text:style-name="Standard"><text:tab/><text:tab/> <text:s/>lados del punto decimal, asi el numero 23.5141 tiene una precision de 6 y una escala de 4.</text:p>
      <text:p text:style-name="Standard">path<text:tab/><text:tab/>: Es usado para almacenado una ruta geomatica en un plano</text:p>
      <text:p text:style-name="Standard">pg_lsn<text:tab/><text:tab/>: Es usado para almacenar un POSTGRESQL log sequence number</text:p>
      <text:p text:style-name="Standard">points<text:tab/><text:tab/>: almacena un punto geometrico en un plano</text:p>
      <text:p text:style-name="Standard">polygon<text:tab/><text:tab/>: almacena un closed geometric path en un plano</text:p>
      <text:p text:style-name="Standard">real<text:tab/><text:tab/>: almacena un numero punto flotante, single precision de 4 bytes y se representa como float4</text:p>
      <text:p text:style-name="Standard">smallint<text:tab/>: almacena un entero firmado de 2-byte y se representa como int2</text:p>
      <text:p text:style-name="Standard">smallserial<text:tab/>: almacena un entero auto incremental de 2-byte y se representa como serail2</text:p>
      <text:p text:style-name="Standard">text<text:tab/><text:tab/>: almacena una longitud variable de tipo character string</text:p>
      <text:p text:style-name="Standard">time[(p)] [without time zone] : almacena la fecha del dia sin zona horaria</text:p>
      <text:p text:style-name="Standard">time[(p)] with time zone : almacena la fecha del dia con la zona horaria</text:p>
      <text:p text:style-name="Standard">timestamp[(p)] [witout time zone] : almacena fecha y hora son la zona horaria</text:p>
      <text:p text:style-name="Standard">timestamp[(p)] with time zone : almacena fecha y hora con la zona horaria.</text:p>
      <text:p text:style-name="Standard">time, timestamp y interval : estos tipos de datos aceptan un valor de precision opcional p que especifica el numerod e digitos fraccionarios retenidos en el</text:p>
      <text:p text:style-name="Standard"><text:tab/><text:tab/>campo seconds</text:p>
      <text:p text:style-name="Standard"><text:soft-page-break/>Tsquery<text:tab/><text:tab/>: almacena un text search query</text:p>
      <text:p text:style-name="Standard">tsvector<text:tab/>: almacena un tet search document</text:p>
      <text:p text:style-name="Standard">txid_snapshot<text:tab/>: almacena un snapshot de un user-level transaction id</text:p>
      <text:p text:style-name="Standard">uuid<text:tab/><text:tab/>: almacena un identificador universal unico</text:p>
      <text:p text:style-name="Standard">xml<text:tab/><text:tab/>: almacena datos xml.</text:p>
      <text:p text:style-name="Standard"/>
      <text:p text:style-name="P1">OPERADORES LOGICO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03T18:57:51.77</meta:creation-date>
    <meta:document-statistic meta:table-count="0" meta:image-count="0" meta:object-count="0" meta:page-count="2" meta:paragraph-count="47" meta:word-count="622" meta:character-count="3531"/>
    <dc:date>2017-12-03T19:30:33.99</dc:date>
    <dc:creator>cv </dc:creator>
    <meta:editing-duration>PT8M49S</meta:editing-duration>
    <meta:editing-cycles>1</meta:editing-cycles>
    <meta:generator>OpenOffice/4.1.4$Win32 OpenOffice.org_project/414m5$Build-9788</meta:generator>
  </office:meta>
</office:document-meta>
</file>